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0B000000604EAFC3674DFF7E68.png" manifest:media-type="image/png"/>
  <manifest:file-entry manifest:full-path="Pictures/100000000000019A00000047F816B79B34172D2C.png" manifest:media-type="image/png"/>
  <manifest:file-entry manifest:full-path="Pictures/100000000000018B0000018992219FEC53F753D6.png" manifest:media-type="image/png"/>
  <manifest:file-entry manifest:full-path="Pictures/10000000000002EB0000013D831546E829C9BA61.png" manifest:media-type="image/png"/>
  <manifest:file-entry manifest:full-path="Pictures/10000000000002000000004CCA572CA4EE5EA52C.png" manifest:media-type="image/png"/>
  <manifest:file-entry manifest:full-path="Pictures/100000000000017B000001C94B918C0E767094B1.png" manifest:media-type="image/png"/>
  <manifest:file-entry manifest:full-path="Pictures/10000000000002CF00000233080464777EED2A11.png" manifest:media-type="image/png"/>
  <manifest:file-entry manifest:full-path="Pictures/10000000000002870000003A7D3C298EC08FAF04.png" manifest:media-type="image/png"/>
  <manifest:file-entry manifest:full-path="Pictures/10000000000001A600000065088F0C4B1BC15789.png" manifest:media-type="image/png"/>
  <manifest:file-entry manifest:full-path="Pictures/10000000000001E000000171451929983E481C70.png" manifest:media-type="image/png"/>
  <manifest:file-entry manifest:full-path="Pictures/10000000000002500000007731D62E25C6C03170.png" manifest:media-type="image/png"/>
  <manifest:file-entry manifest:full-path="Pictures/10000000000001AE000000BDE72E7CDDC23F8D70.png" manifest:media-type="image/png"/>
  <manifest:file-entry manifest:full-path="Pictures/100000000000024C000000739905A34A5270EA04.png" manifest:media-type="image/png"/>
  <manifest:file-entry manifest:full-path="Pictures/1000000000000150000000C787BD0AE6C36C4E45.png" manifest:media-type="image/png"/>
  <manifest:file-entry manifest:full-path="Pictures/10000000000002B6000000C92B3ABF767B46D00D.png" manifest:media-type="image/png"/>
  <manifest:file-entry manifest:full-path="Pictures/100000000000010500000141E8EE261E6AEC7778.png" manifest:media-type="image/png"/>
  <manifest:file-entry manifest:full-path="Pictures/100000000000016F000000A80F4609A9703406B6.png" manifest:media-type="image/png"/>
  <manifest:file-entry manifest:full-path="Pictures/10000000000003CF000000BC1CEAC5059EF2FE53.png" manifest:media-type="image/png"/>
  <manifest:file-entry manifest:full-path="Pictures/10000000000003EB000000F98BB44BD0AA5556A6.png" manifest:media-type="image/png"/>
  <manifest:file-entry manifest:full-path="Pictures/10000000000005A0000001522AA7CE8012AE83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officeooo:rsid="0017609c" officeooo:paragraph-rsid="0017609c"/>
    </style:style>
    <style:style style:name="P17" style:family="paragraph" style:parent-style-name="Standard">
      <style:text-properties officeooo:rsid="001932c8" officeooo:paragraph-rsid="001932c8"/>
    </style:style>
    <style:style style:name="P18" style:family="paragraph" style:parent-style-name="Standard">
      <style:text-properties officeooo:rsid="001ad224" officeooo:paragraph-rsid="001ad224"/>
    </style:style>
    <style:style style:name="P19" style:family="paragraph" style:parent-style-name="Standard">
      <style:text-properties officeooo:rsid="001eb968" officeooo:paragraph-rsid="001eb968"/>
    </style:style>
    <style:style style:name="P20" style:family="paragraph" style:parent-style-name="Standard">
      <style:text-properties officeooo:rsid="001eb968" officeooo:paragraph-rsid="002174d5"/>
    </style:style>
    <style:style style:name="P21" style:family="paragraph" style:parent-style-name="Standard">
      <style:text-properties officeooo:paragraph-rsid="00214398"/>
    </style:style>
    <style:style style:name="P22" style:family="paragraph" style:parent-style-name="Standard">
      <style:text-properties officeooo:rsid="00220f05" officeooo:paragraph-rsid="00220f05"/>
    </style:style>
    <style:style style:name="P23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4" style:family="paragraph" style:parent-style-name="Standard">
      <style:text-properties officeooo:rsid="002485ed" officeooo:paragraph-rsid="002485ed"/>
    </style:style>
    <style:style style:name="P25" style:family="paragraph" style:parent-style-name="Standard">
      <style:text-properties officeooo:rsid="00263cb0" officeooo:paragraph-rsid="00263cb0"/>
    </style:style>
    <style:style style:name="P26" style:family="paragraph" style:parent-style-name="Standard">
      <style:text-properties officeooo:rsid="00273062" officeooo:paragraph-rsid="00273062"/>
    </style:style>
    <style:style style:name="P27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28" style:family="paragraph" style:parent-style-name="Standard">
      <style:text-properties officeooo:rsid="0028da87" officeooo:paragraph-rsid="0028da87"/>
    </style:style>
    <style:style style:name="P29" style:family="paragraph" style:parent-style-name="Standard">
      <style:text-properties officeooo:rsid="00220f05" officeooo:paragraph-rsid="00220f05"/>
    </style:style>
    <style:style style:name="P30" style:family="paragraph" style:parent-style-name="Standard">
      <style:text-properties officeooo:rsid="002f53a7" officeooo:paragraph-rsid="002f53a7"/>
    </style:style>
    <style:style style:name="P31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2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19">Cela permet de créer une communication du code TypeScript vers le template.</text:p>
      <text:p text:style-name="P19"/>
      <text:p text:style-name="P16">Dans appareil.component.ts : </text:p>
      <text:p text:style-name="P16"><draw:frame draw:style-name="fr4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6">Dans appareil.component.html :</text:p>
      <text:p text:style-name="P16"><draw:frame draw:style-name="fr4" draw:name="Image4" text:anchor-type="char" svg:width="10.848cm" svg:height="1.879cm" draw:z-index="3"><draw:image xlink:href="Pictures/100000000000019A00000047F816B79B34172D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7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18"><text:span text:style-name="T6">Une </text:span>autre façon de créer une communication dynamique <text:span text:style-name="T7">du code TypeScript vers le template</text:span>.</text:p>
      <text:p text:style-name="P18"/>
      <text:p text:style-name="P18"><draw:frame draw:style-name="fr4" draw:name="Image5" text:anchor-type="char" svg:width="10.451cm" svg:height="10.398cm" draw:z-index="4"><draw:image xlink:href="Pictures/100000000000018B0000018992219FEC53F753D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width="17cm" svg:height="7.214cm" draw:z-index="5"><draw:image xlink:href="Pictures/10000000000002EB0000013D831546E829C9BA6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/>
      <text:p text:style-name="P21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0">Cela permet de créer une communication du template vers le code TypeScript.</text:p>
      <text:p text:style-name="P20"/>
      <text:p text:style-name="P20"/>
      <text:p text:style-name="P7"><draw:frame draw:style-name="fr4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4" draw:name="Image7" text:anchor-type="char" svg:width="10.028cm" svg:height="12.091cm" draw:z-index="6"><draw:image xlink:href="Pictures/100000000000017B000001C94B918C0E767094B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2"/>
      <text:p text:style-name="P22">Il faut intégrer le “forms module” dans app.module.ts</text:p>
      <text:p text:style-name="P22"/>
      <text:p text:style-name="P22"><draw:frame draw:style-name="fr2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2"><draw:frame draw:style-name="fr2" draw:name="Image10" text:anchor-type="char" svg:width="17cm" svg:height="1.522cm" draw:z-index="9"><draw:image xlink:href="Pictures/10000000000002870000003A7D3C298EC08FAF04.png" xlink:type="simple" xlink:show="embed" xlink:actuate="onLoad" draw:mime-type="image/png"/></draw:frame></text:p>
      <text:p text:style-name="P22"/>
      <text:p text:style-name="P22"><draw:frame draw:style-name="fr4" draw:name="Image11" text:anchor-type="char" svg:width="11.165cm" svg:height="2.672cm" draw:z-index="10"><draw:image xlink:href="Pictures/10000000000001A600000065088F0C4B1BC1578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14">Transmission de propriétées personnalisées :</text:p>
      <text:p text:style-name="P24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5">Ou encore</text:p>
      <text:p text:style-name="P25"/>
      <text:p text:style-name="P25"><draw:frame draw:style-name="fr4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2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2"/>
      <text:p text:style-name="P26"><draw:frame draw:style-name="fr2" draw:name="Image16" text:anchor-type="char" svg:width="17cm" svg:height="4.923cm" draw:z-index="15"><draw:image xlink:href="Pictures/10000000000002B6000000C92B3ABF767B46D00D.png" xlink:type="simple" xlink:show="embed" xlink:actuate="onLoad" draw:mime-type="image/png"/></draw:frame></text:p>
      <text:p text:style-name="P22"><draw:frame draw:style-name="fr3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2">*<text:span text:style-name="T13">ngFor :</text:span></text:p>
      <text:p text:style-name="P22"/>
      <text:p text:style-name="P22"><draw:frame draw:style-name="fr1" draw:name="Image18" text:anchor-type="char" svg:x="0.656cm" svg:y="0.318cm" svg:width="6.906cm" svg:height="8.493cm" draw:z-index="17"><draw:image xlink:href="Pictures/100000000000010500000141E8EE261E6AEC7778.png" xlink:type="simple" xlink:show="embed" xlink:actuate="onLoad" draw:mime-type="image/png"/></draw:frame></text:p>
      <text:p text:style-name="P22"/>
      <text:p text:style-name="P22"><draw:frame draw:style-name="fr1" draw:name="Image19" text:anchor-type="char" svg:x="8.17cm" svg:y="0.37cm" svg:width="9.71cm" svg:height="4.445cm" draw:z-index="18"><draw:image xlink:href="Pictures/100000000000016F000000A80F4609A9703406B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oft-page-break/>Les directives par attribut :</text:p>
      <text:p text:style-name="P31"/>
      <text:p text:style-name="P32">[ngStyle]</text:p>
      <text:p text:style-name="P15"><draw:frame draw:style-name="fr2" draw:name="Image21" text:anchor-type="char" svg:width="17cm" svg:height="3.277cm" draw:z-index="20"><draw:image xlink:href="Pictures/10000000000003CF000000BC1CEAC5059EF2FE53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E72E7CDDC23F8D70.png" xlink:type="simple" xlink:show="embed" xlink:actuate="onLoad" draw:mime-type="image/png"/></draw:frame></text:p>
      <text:p text:style-name="P15"/>
      <text:p text:style-name="P15"/>
      <text:p text:style-name="P22"/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>[ngClasse]</text:p>
      <text:p text:style-name="P22"/>
      <text:p text:style-name="P22"><draw:frame draw:style-name="fr2" draw:name="Image22" text:anchor-type="char" svg:width="17cm" svg:height="4.219cm" draw:z-index="21"><draw:image xlink:href="Pictures/10000000000003EB000000F98BB44BD0AA5556A6.png" xlink:type="simple" xlink:show="embed" xlink:actuate="onLoad" draw:mime-type="image/png"/></draw:frame></text:p>
      <text:p text:style-name="P22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4T10:24:19.892000000</dc:date>
    <meta:editing-duration>PT3H40M23S</meta:editing-duration>
    <meta:editing-cycles>40</meta:editing-cycles>
    <meta:document-statistic meta:table-count="0" meta:image-count="23" meta:object-count="0" meta:page-count="12" meta:paragraph-count="36" meta:word-count="249" meta:character-count="1577" meta:non-whitespace-character-count="1350"/>
  </office:meta>
</office:document-meta>
</file>